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5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7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8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8.62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</text:span><text:span text:style-name="T1">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</text:span><text:span text:style-name="T1">container:</text:span><text:span text:style-name="T1"><text:line-break/></text:span><text:span text:style-name="T1">senzing/mock</text:span><text:span text:style-name="T1">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9.256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16cm" svg:x="9.575cm" svg:y="19.869cm">
          <text:p text:style-name="P5"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489cm" svg:height="1.816cm" svg:x="4.721cm" svg:y="18.9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5.445cm" svg:y1="2.778cm" svg:x2="5.445cm" svg:y2="6.588cm">
          <text:p/>
        </draw:line>
        <draw:line draw:style-name="gr11" draw:text-style-name="P10" draw:layer="layout" svg:x1="5.445cm" svg:y1="7.342cm" svg:x2="5.445cm" svg:y2="9.891cm">
          <text:p/>
        </draw:line>
        <draw:custom-shape draw:style-name="gr12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5.445cm" svg:y1="16.383cm" svg:x2="5.445cm" svg:y2="19.09cm">
          <text:p/>
        </draw:line>
        <draw:custom-shape draw:style-name="gr13" draw:text-style-name="P8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 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5.445cm" svg:y1="10.652cm" svg:x2="5.445cm" svg:y2="15.352cm">
          <text:p/>
        </draw:line>
        <draw:line draw:style-name="gr19" draw:text-style-name="P10" draw:layer="layout" svg:x1="6.361cm" svg:y1="10.27cm" svg:x2="9.255cm" svg:y2="10.271cm">
          <text:p/>
        </draw:line>
        <draw:custom-shape draw:style-name="gr12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6.361cm" svg:y1="20.071cm" svg:x2="9.255cm" svg:y2="20.07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30T20:46:39.192735194</dc:date>
    <meta:editing-duration>PT1H13M7S</meta:editing-duration>
    <meta:editing-cycles>24</meta:editing-cycles>
    <meta:generator>LibreOffice/6.0.7.3$Linux_X86_64 LibreOffice_project/00m0$Build-3</meta:generator>
    <meta:document-statistic meta:object-count="39"/>
  </office:meta>
</office:document-meta>
</file>